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47ce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47ce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47ce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47ce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47ce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47ce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47ce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47ce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47ce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47ce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47ce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47ce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47ce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47ce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47ce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47ce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47ce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 Pablo David  González Riva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/4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580370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Pablo Josè Gonzàlez Mat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580370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1:00.93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2" meta:non-whitespace-character-count="1001"/>
    <meta:template xlink:type="simple" xlink:actuate="onRequest" xlink:title="Normal" xlink:href=""/>
  </office:meta>
</office:document-meta>
</file>